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1.B2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Таблица2" style:family="table">
      <style:table-properties style:width="17.381cm" fo:margin-left="-0.199cm" fo:margin-top="0cm" fo:margin-bottom="0cm" table:align="left" style:writing-mode="lr-tb"/>
    </style:style>
    <style:style style:name="Таблица2.A" style:family="table-column">
      <style:table-column-properties style:column-width="8.691cm"/>
    </style:style>
    <style:style style:name="Таблица2.B" style:family="table-column">
      <style:table-column-properties style:column-width="8.68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Таблица2.A9" style:family="table-cell">
      <style:table-cell-properties fo:background-color="#ffffff" fo:padding-left="0.182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6aaca" officeooo:paragraph-rsid="0006aaca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749d1" officeooo:paragraph-rsid="000749d1" style:font-size-asian="14pt" style:font-size-complex="14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color="#00000a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15%"/>
      <style:text-properties fo:color="#00000a" style:font-name="Consolas" fo:font-size="7pt" style:font-size-asian="7pt" style:font-size-complex="7p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language="en" fo:country="US"/>
    </style:style>
    <style:style style:name="P18" style:family="paragraph" style:parent-style-name="Standard">
      <style:paragraph-properties fo:line-height="115%"/>
      <style:text-properties fo:font-size="7pt" style:font-size-asian="7pt" style:font-size-complex="7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6pt" fo:font-weight="bold" style:font-size-asian="16pt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24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5" style:family="paragraph" style:parent-style-name="Heading_20_3">
      <style:paragraph-properties fo:text-align="center" style:justify-single-word="false" fo:break-before="page"/>
    </style:style>
    <style:style style:name="P26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27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8" style:family="paragraph" style:parent-style-name="Times14_5f_РИО2">
      <style:paragraph-properties fo:margin-left="0cm" fo:margin-right="0cm" fo:line-height="150%" fo:text-indent="0cm" style:auto-text-indent="false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0" style:family="paragraph" style:parent-style-name="Times14_5f_РИО2">
      <style:paragraph-properties fo:margin-left="0cm" fo:margin-right="0cm" fo:line-height="150%" fo:text-indent="0cm" style:auto-text-indent="false"/>
      <style:text-properties style:font-size-complex="14pt"/>
    </style:style>
    <style:style style:name="P31" style:family="paragraph" style:parent-style-name="Contents_20_3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32" style:family="paragraph" style:parent-style-name="TOC_20_Heading">
      <style:paragraph-properties fo:break-before="pag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font-weight="bold" style:font-size-asian="14pt" style:font-weight-asian="bold" style:font-size-complex="14pt" fo:background-color="#ffff00"/>
    </style:style>
    <style:style style:name="T3" style:family="text">
      <style:text-properties fo:text-transform="uppercase" style:font-size-complex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font-size-complex="14pt" style:font-weight-complex="bold"/>
    </style:style>
    <style:style style:name="T10" style:family="text">
      <style:text-properties fo:font-size="14pt" style:font-size-asian="14pt" style:font-size-complex="14pt" fo:background-color="#ffffff"/>
    </style:style>
    <style:style style:name="T11" style:family="text">
      <style:text-properties fo:font-size="14pt" style:font-size-asian="14pt" text:display="true"/>
    </style:style>
    <style:style style:name="T12" style:family="text">
      <style:text-properties fo:font-size="14pt" fo:font-style="italic" style:font-size-asian="14pt" style:font-style-asian="italic"/>
    </style:style>
    <style:style style:name="T13" style:family="text">
      <style:text-properties fo:font-size="14pt" fo:font-style="italic" style:font-size-asian="14pt" style:font-style-asian="italic" style:font-size-complex="14pt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4pt" fo:language="en" fo:country="US" style:font-size-asian="14pt" style:font-size-complex="14pt"/>
    </style:style>
    <style:style style:name="T16" style:family="text">
      <style:text-properties fo:font-size="14pt" fo:background-color="#ffffff" loext:char-shading-value="0" style:font-size-asian="14pt" style:font-size-complex="14pt"/>
    </style:style>
    <style:style style:name="T17" style:family="text">
      <style:text-properties style:font-size-complex="14pt" style:font-weight-complex="bold"/>
    </style:style>
    <style:style style:name="T18" style:family="text">
      <style:text-properties fo:color="#000000" fo:font-size="14pt" fo:font-weight="bold" style:font-size-asian="14pt" style:font-weight-asian="bold" style:font-size-complex="14pt"/>
    </style:style>
    <style:style style:name="T19" style:family="text">
      <style:text-properties fo:color="#000000" fo:font-size="14pt" fo:language="ru" fo:country="RU" fo:font-weight="bold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20" style:family="text">
      <style:text-properties fo:color="#000000" fo:font-size="14pt" fo:background-color="#ffffff" loext:char-shading-value="0" style:font-size-asian="14pt" style:font-size-complex="14pt"/>
    </style:style>
    <style:style style:name="T21" style:family="text">
      <style:text-properties fo:color="#000000" fo:font-size="14pt" fo:language="en" fo:country="US" fo:background-color="#ffffff" loext:char-shading-value="0" style:font-size-asian="14pt" style:font-size-complex="14pt"/>
    </style:style>
    <style:style style:name="T22" style:family="text">
      <style:text-properties fo:font-variant="normal" fo:text-transform="none" fo:font-size="14pt" style:font-size-asian="14pt" style:font-size-complex="14pt"/>
    </style:style>
    <style:style style:name="T23" style:family="text">
      <style:text-properties fo:color="#00000a" style:font-name="Times New Roman" style:font-name-complex="Times New Roman1"/>
    </style:style>
    <style:style style:name="T24" style:family="text">
      <style:text-properties fo:color="#00000a" style:font-name="Times New Roman" fo:font-size="14pt" style:font-size-asian="14pt"/>
    </style:style>
    <style:style style:name="T25" style:family="text">
      <style:text-properties fo:color="#00000a" fo:font-size="14pt" style:font-size-asian="14pt" style:font-size-complex="14pt"/>
    </style:style>
    <style:style style:name="T26" style:family="text">
      <style:text-properties fo:color="#00000a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0a" style:font-name="Consolas" fo:font-size="7pt" fo:font-weight="normal" style:font-size-asian="7pt" style:font-weight-asian="normal" style:font-size-complex="7pt" style:font-weight-complex="normal"/>
    </style:style>
    <style:style style:name="T28" style:family="text">
      <style:text-properties fo:color="#00000a" style:font-name="Consolas" fo:font-size="8pt" fo:font-weight="normal" style:font-size-asian="8pt" style:font-weight-asian="normal" style:font-size-complex="8pt" style:font-weight-complex="normal"/>
    </style:style>
    <style:style style:name="T29" style:family="text">
      <style:text-properties fo:color="#00000a" style:font-name="Consolas" fo:font-weight="normal" style:font-weight-asian="normal" style:font-weight-complex="normal"/>
    </style:style>
    <style:style style:name="T30" style:family="text">
      <style:text-properties style:font-name="Calibri" style:font-name-asian="F" style:font-name-complex="F" style:font-size-complex="11pt"/>
    </style:style>
    <style:style style:name="T31" style:family="text">
      <style:text-properties style:font-name="Calibri" fo:font-size="11pt" style:font-name-asian="F" style:font-size-asian="11pt" style:font-name-complex="F" style:font-size-complex="11pt"/>
    </style:style>
    <style:style style:name="T32" style:family="text">
      <style:text-properties fo:font-size="16pt" style:font-size-asian="16pt" style:font-size-complex="14pt"/>
    </style:style>
    <style:style style:name="T33" style:family="text">
      <style:text-properties fo:font-size="16pt" fo:font-style="italic" style:font-size-asian="16pt" style:font-style-asian="italic" style:font-size-complex="14pt"/>
    </style:style>
    <style:style style:name="T34" style:family="text">
      <style:text-properties fo:font-size="7pt" fo:font-weight="normal" style:font-size-asian="7pt" style:font-weight-asian="normal" style:font-size-complex="7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</text:span></text:p>
      <text:p text:style-name="P1"><text:span text:style-name="T1">«ЛЭТИ» им. В.И. Ульянова (Ленина)</text:span></text:p>
      <text:p text:style-name="P1"><text:span text:style-name="T5">Кафедра математического обеспечения и применения ЭВМ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29"><text:span text:style-name="Book_20_Title"><text:span text:style-name="T3">отчет</text:span></text:span></text:p>
      <text:p text:style-name="P1"><text:span text:style-name="T5">по практической работе №1</text:span></text:p>
      <text:p text:style-name="P1"><text:span text:style-name="T5">по дисциплине «</text:span><text:span text:style-name="T6">Алгоритмы и структуры данных</text:span><text:span text:style-name="T18">»</text:span></text:p>
      <text:p text:style-name="P1"><text:span text:style-name="Book_20_Title"><text:span text:style-name="T22">Тема: </text:span></text:span><text:span text:style-name="T6">Программирование рекурсивных алгоритмов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8">Студент(ка) гр. 7383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2"><text:span text:style-name="T8">Чемова К.А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8">Преподаватель</text:span>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2"><text:span text:style-name="T8">Размочаева Н.В.</text:span></text:p>
          </table:table-cell>
        </table:table-row>
      </table:table>
      <text:p text:style-name="P6"/>
      <text:p text:style-name="P6"/>
      <text:p text:style-name="P1"><text:span text:style-name="T9">Санкт-Петербург</text:span></text:p>
      <text:p text:style-name="P1"><text:span text:style-name="T9">2018</text:span></text:p>
      <text:p text:style-name="P19"/>
      <text:p text:style-name="P32"><text:span text:style-name="T23">Содержание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Toc525609350" text:style-name="Index_20_Link" text:visited-style-name="Index_20_Link"><text:span text:style-name="Index_20_Link"><text:span text:style-name="T11">Цель работы<text:tab/>3</text:span></text:span></text:a></text:p>
          <text:p text:style-name="P31"><text:a xlink:type="simple" xlink:href="#_Toc525609351" text:style-name="Index_20_Link" text:visited-style-name="Index_20_Link"><text:span text:style-name="Index_20_Link"><text:span text:style-name="T11">Основные теоретические положения<text:tab/>3</text:span></text:span></text:a></text:p>
          <text:p text:style-name="P31"><text:a xlink:type="simple" xlink:href="#_Toc525609352" text:style-name="Index_20_Link" text:visited-style-name="Index_20_Link"><text:span text:style-name="Index_20_Link"><text:span text:style-name="T11">Постановка задачи<text:tab/>3</text:span></text:span></text:a></text:p>
          <text:p text:style-name="P31"><text:a xlink:type="simple" xlink:href="#_Toc525609353" text:style-name="Index_20_Link" text:visited-style-name="Index_20_Link"><text:span text:style-name="Index_20_Link"><text:span text:style-name="T11">Реализация<text:tab/>3</text:span></text:span></text:a></text:p>
          <text:p text:style-name="P31"><text:a xlink:type="simple" xlink:href="#_Toc525609354" text:style-name="Index_20_Link" text:visited-style-name="Index_20_Link"><text:span text:style-name="Index_20_Link"><text:span text:style-name="T11">Тестирование<text:tab/>4</text:span></text:span></text:a></text:p>
          <text:p text:style-name="P31"><text:a xlink:type="simple" xlink:href="#_Toc525609355" text:style-name="Index_20_Link" text:visited-style-name="Index_20_Link"><text:span text:style-name="Index_20_Link"><text:span text:style-name="T11">Выводы<text:tab/>4</text:span></text:span></text:a></text:p>
          <text:p text:style-name="P31"><text:a xlink:type="simple" xlink:href="#_Toc525609356" text:style-name="Index_20_Link" text:visited-style-name="Index_20_Link"><text:span text:style-name="Index_20_Link"><text:span text:style-name="T11">ПРИЛОЖЕНИЕ А<text:tab/>5</text:span></text:span></text:a></text:p>
          <text:p text:style-name="P31"><text:a xlink:type="simple" xlink:href="#_Toc525609357" text:style-name="Index_20_Link" text:visited-style-name="Index_20_Link"><text:span text:style-name="Index_20_Link"><text:span text:style-name="T11">ПРИЛОЖЕНИЕ Б<text:tab/>12</text:span></text:span></text:a></text:p>
          <text:p text:style-name="Standard"/>
        </text:index-body>
      </text:table-of-content>
      <text:p text:style-name="P10"/>
      <text:p text:style-name="P23"><text:bookmark-start text:name="_Toc525609350"/><text:span text:style-name="normaltextrun"><text:span text:style-name="T19">Цель</text:span></text:span><text:span text:style-name="Заголовок_20_3_20_Знак"><text:span text:style-name="T25"> </text:span></text:span><text:bookmark-end text:name="_Toc525609350"/><text:span text:style-name="normaltextrun"><text:span text:style-name="T19">работы</text:span></text:span></text:p>
      <text:p text:style-name="P21"><text:span text:style-name="T7">Познакомиться с основными понятиями и приемами рекурсивного программирования, получить навыки программирования рекурсивных процедур и функций на языке программирования С++.</text:span></text:p>
      <text:p text:style-name="P22"/>
      <text:p text:style-name="P21"><text:bookmark-start text:name="_Toc525609351"/><text:span text:style-name="normaltextrun"><text:span text:style-name="T19">Основные</text:span></text:span><text:span text:style-name="Заголовок_20_3_20_Знак"><text:span text:style-name="T25"> </text:span></text:span><text:span text:style-name="normaltextrun"><text:span text:style-name="T19">теоретические</text:span></text:span><text:span text:style-name="Заголовок_20_3_20_Знак"><text:span text:style-name="T25"> </text:span></text:span><text:bookmark-end text:name="_Toc525609351"/><text:span text:style-name="normaltextrun"><text:span text:style-name="T19">положения</text:span></text:span></text:p>
      <text:p text:style-name="P21"><text:span text:style-name="T7">Рекурсивным называется объект, содержащий сам себя или определенный с помощью самого себя. Мощность рекурсии связана с тем, что она позволяет определить бесконечное множество объектов с помощью конечного высказывания. Точно так же бесконечные вычисления можно описать с помощью конечной рекурсивной программы. Рекурсивные алгоритмы лучше всего использовать, когда решаемая задача, вычисляемая функция или обрабатываемая структура данных определены с помощью рекурсии. Если процедура (функция) Р содержит явное обращение к самой себе, она называется прямо рекурсивной. Если Р содержит обращение к процедуре (функции) Q, которая содержит (прямо или косвенно) обращение к Р, то Р называется косвенно рекурсивной.</text:span></text:p>
      <text:p text:style-name="P20"/>
      <text:p text:style-name="P21"><text:bookmark-start text:name="_Toc525609352"/><text:span text:style-name="normaltextrun"><text:span text:style-name="T19">Постановка</text:span></text:span><text:span text:style-name="Заголовок_20_3_20_Знак"><text:span text:style-name="T25"> </text:span></text:span><text:bookmark-end text:name="_Toc525609352"/><text:span text:style-name="normaltextrun"><text:span text:style-name="T19">задачи</text:span></text:span></text:p>
      <text:p text:style-name="P21"><text:span text:style-name="T8">Реализовать основанную на рекурсивном алгоритме программу – синтаксический анализатор понятия скобки:</text:span></text:p>
      <text:p text:style-name="P2"><text:span text:style-name="T12">скобки::=квадратные | круглые</text:span></text:p>
      <text:p text:style-name="P2"><text:span text:style-name="T12">квадратные:: = [ [ квадратные ] ( круглые ) ] | B</text:span></text:p>
      <text:p text:style-name="P2"><text:span text:style-name="T12">круглые::=( ( круглые ) [ квадратные ] ) | А</text:span></text:p>
      <text:p text:style-name="P20"/>
      <text:p text:style-name="P21"><text:bookmark text:name="_Toc525609353"/><text:span text:style-name="normaltextrun"><text:span text:style-name="T19">Реализация</text:span></text:span></text:p>
      <text:p text:style-name="P21"><text:span text:style-name="T8">Были реализованы булевы функции </text:span><text:span text:style-name="T15">Bracket</text:span><text:span text:style-name="T8">(), </text:span><text:span text:style-name="T15">Round</text:span><text:span text:style-name="T8">(), </text:span><text:span text:style-name="T15">Square</text:span><text:span text:style-name="T8">() для проверки выражения на соответствие понятию </text:span><text:span text:style-name="T13">скобки. </text:span><text:span text:style-name="T8">Функция </text:span><text:span text:style-name="T15">main</text:span><text:span text:style-name="T8">() выводит меню для выбора способа ввода данных: 1 – для ввода с клавиатуры и 2 - для использования данных из файла (при невозможности открыть файл выводится </text:span><text:soft-page-break/><text:span text:style-name="T8">сообщение об ошибке). Далее вызывается </text:span><text:span text:style-name="T15">Bracket</text:span><text:span text:style-name="T8">(), в которой происходит вызов </text:span><text:span text:style-name="T15">Square</text:span><text:span text:style-name="T8">() и </text:span><text:span text:style-name="T15">Round</text:span><text:span text:style-name="T8">(). Последние две функции определены через самих себя и через друг друга, что делает их рекурсивными. </text:span><text:span text:style-name="T15">Square</text:span><text:span text:style-name="T8">() проверяет выражение на соответствие выражения понятию квадратные скобки, </text:span><text:span text:style-name="T15">Round</text:span><text:span text:style-name="T8">(), в свою очередь, на – круглые скобки. После проверки, выводится сообщение о результате работы программы. Если выражение оказалось скобками, то выводится само выражение и фраза «Это скобки». В противном случае, выводится сообщение об ошибке и выражение до того места, в котором было найдено не соответствие. </text:span></text:p>
      <text:p text:style-name="P19"/>
      <text:p text:style-name="P21"><text:bookmark text:name="_Toc525609354"/><text:span text:style-name="normaltextrun"><text:span text:style-name="T19">Тестирование</text:span></text:span></text:p>
      <text:p text:style-name="P21"><text:span text:style-name="normaltextrun"><text:span text:style-name="T20">Программа собрана в операционной системе </text:span></text:span><text:span text:style-name="normaltextrun"><text:span text:style-name="T21">Ubuntu</text:span></text:span><text:span text:style-name="normaltextrun"><text:span text:style-name="T20"> 16.04 LTS с использованием компилятора </text:span></text:span><text:span text:style-name="normaltextrun"><text:span text:style-name="T21">g</text:span></text:span><text:span text:style-name="normaltextrun"><text:span text:style-name="T20">++. В других ОС и компиляторах тестирование не </text:span></text:span><text:span text:style-name="normaltextrun"><text:span text:style-name="T16">проводилось.</text:span></text:span></text:p>
      <text:p text:style-name="P19"/>
      <text:p text:style-name="P21"><text:bookmark text:name="_Toc525609355"/><text:span text:style-name="normaltextrun"><text:span text:style-name="T19">Выводы</text:span></text:span></text:p>
      <text:p text:style-name="P28"><text:span text:style-name="T17">В ходе лабораторной работы было изучено понятие рекурсии и освоены основные принципы рекурсивного программирования, написана программа, позволившая овладеть </text:span>навыки программирования рекурсивных процедур и функций на языке программирования С++.</text:p>
      <text:p text:style-name="P30"/>
      <text:h text:style-name="P25" text:outline-level="3"><text:bookmark text:name="_Toc525609356"/><text:span text:style-name="T24">ПРИЛОЖЕНИЕ А</text:span></text:h>
      <text:p text:style-name="P12"><text:span text:style-name="T26">КОД ПРОГРАММЫ</text:span></text:p>
      <text:p text:style-name="P13"/>
      <text:p text:style-name="P15"><text:span text:style-name="T27">/* Вариант 21</text:span></text:p>
      <text:p text:style-name="P18"><text:span text:style-name="T29"><text:s text:c="4"/>Построить синтаксический анализатор для понятия скобки.</text:span></text:p>
      <text:p text:style-name="P18"><text:span text:style-name="T29"><text:s text:c="4"/>скобки::=квадратные | круглые</text:span></text:p>
      <text:p text:style-name="P18"><text:span text:style-name="T29"><text:s text:c="4"/>квадратные::=[[кваратные](круглые)] | B</text:span></text:p>
      <text:p text:style-name="P18"><text:span text:style-name="T29"><text:s text:c="4"/>круглые::=((круглые)[квадратные]) | A</text:span></text:p>
      <text:p text:style-name="P18"><text:span text:style-name="T29">*/</text:span></text:p>
      <text:p text:style-name="P14"/>
      <text:p text:style-name="P18"><text:span text:style-name="T29">#include &lt;iostream&gt;</text:span></text:p>
      <text:p text:style-name="P18"><text:span text:style-name="T29">#include &lt;cstdio&gt;</text:span></text:p>
      <text:p text:style-name="P18"><text:span text:style-name="T29">#include &lt;fstream&gt;</text:span></text:p>
      <text:p text:style-name="P18"><text:span text:style-name="T29">#include &lt;iomanip&gt;</text:span></text:p>
      <text:p text:style-name="P18"><text:span text:style-name="T29">using namespace std;</text:span></text:p>
      <text:p text:style-name="P14"/>
      <text:p text:style-name="P18"><text:span text:style-name="T29">bool Bracket(ifstream &amp;infile, char ch);</text:span></text:p>
      <text:p text:style-name="P18"><text:span text:style-name="T29">bool Round(ifstream &amp;infile, char ch, int &amp;err);</text:span></text:p>
      <text:p text:style-name="P18"><text:span text:style-name="T29">bool Square(ifstream &amp;infile, char ch, int &amp;err);</text:span></text:p>
      <text:p text:style-name="P18"><text:span text:style-name="T29">void Error(short k);</text:span></text:p>
      <text:p text:style-name="P14"/>
      <text:p text:style-name="P18"><text:span text:style-name="T29">int main() {</text:span></text:p>
      <text:p text:style-name="P14"/>
      <text:p text:style-name="P18"><text:span text:style-name="T29"><text:s text:c="4"/>int n;</text:span></text:p>
      <text:p text:style-name="P18"><text:span text:style-name="T29"><text:s text:c="4"/>bool br;</text:span></text:p>
      <text:p text:style-name="P18"><text:span text:style-name="T29"><text:s text:c="4"/>char ch;</text:span></text:p>
      <text:p text:style-name="P18"><text:span text:style-name="T29"><text:s text:c="4"/>char data[1000];</text:span></text:p>
      <text:p text:style-name="P18"><text:span text:style-name="T29"><text:s text:c="4"/>FILE *f;</text:span></text:p>
      <text:p text:style-name="P18"><text:span text:style-name="T29"><text:s text:c="4"/>cout&lt;&lt;"\nВас приветствует анализатор скобок!\n\nВыберите способ ввода данных:\n1 - Для ввода данных с клавиатуры\n2 - Для использования данных из файла\n0 - Для выхода из программы"&lt;&lt;endl;</text:span></text:p>
      <text:p text:style-name="P18"><text:span text:style-name="T29"><text:s text:c="4"/>cin&gt;&gt;n;</text:span></text:p>
      <text:p text:style-name="P14"/>
      <text:p text:style-name="P18"><text:span text:style-name="T29"><text:s text:c="4"/>switch(n) {</text:span></text:p>
      <text:p text:style-name="P14"/>
      <text:p text:style-name="P18"><text:span text:style-name="T29"><text:s text:c="4"/>case 0:</text:span></text:p>
      <text:p text:style-name="P14"/>
      <text:p text:style-name="P18"><text:span text:style-name="T29"><text:s text:c="8"/>return 0;</text:span></text:p>
      <text:p text:style-name="P14"/>
      <text:p text:style-name="P18"><text:span text:style-name="T29"><text:s text:c="4"/>case 1: {</text:span></text:p>
      <text:p text:style-name="P14"/>
      <text:p text:style-name="P18"><text:span text:style-name="T29"><text:s text:c="8"/>f = fopen("test.txt", "w");</text:span></text:p>
      <text:p text:style-name="P18"><text:span text:style-name="T29"><text:s text:c="8"/>cin&gt;&gt;data;</text:span></text:p>
      <text:p text:style-name="P18"><text:span text:style-name="T29"><text:s text:c="8"/>fputs(data,f);</text:span></text:p>
      <text:p text:style-name="P18"><text:span text:style-name="T29"><text:s text:c="8"/>fclose(f);</text:span></text:p>
      <text:p text:style-name="P14"/>
      <text:p text:style-name="P18"><text:span text:style-name="T29"><text:s text:c="8"/>ifstream infile("test.txt");</text:span></text:p>
      <text:p text:style-name="P18"><text:span text:style-name="T29"><text:s text:c="8"/>if(!infile) {</text:span></text:p>
      <text:p text:style-name="P18"><text:span text:style-name="T29"><text:s text:c="12"/>cout&lt;&lt; "Входной файл не открыт!"&lt;&lt;endl;</text:span></text:p>
      <text:p text:style-name="P18"><text:span text:style-name="T29"><text:s text:c="12"/>return 0;</text:span></text:p>
      <text:p text:style-name="P18"><text:span text:style-name="T29"><text:s text:c="8"/>}</text:span></text:p>
      <text:p text:style-name="P14"/>
      <text:p text:style-name="P18"><text:span text:style-name="T29"><text:s text:c="8"/>br = Bracket(infile, ch);</text:span></text:p>
      <text:p text:style-name="P18"><text:span text:style-name="T29"><text:s text:c="8"/>if (br &amp;&amp; !infile&gt;&gt;ch) cout&lt;&lt;"\nЭто скобки!"&lt;&lt;endl;</text:span></text:p>
      <text:p text:style-name="P18"><text:span text:style-name="T29"><text:s text:c="8"/>else cout&lt;&lt;"\nЭто НЕ скобки!"&lt;&lt;endl;</text:span></text:p>
      <text:p text:style-name="P14"/>
      <text:p text:style-name="P18"><text:span text:style-name="T29"><text:s text:c="8"/>infile.close();</text:span></text:p>
      <text:p text:style-name="P18"><text:span text:style-name="T29"><text:s text:c="8"/>remove("test.txt");</text:span></text:p>
      <text:p text:style-name="P18"><text:span text:style-name="T29"><text:s text:c="8"/>return 0;</text:span></text:p>
      <text:p text:style-name="P18"><text:span text:style-name="T29"><text:s text:c="4"/>}</text:span></text:p>
      <text:p text:style-name="P14"/>
      <text:p text:style-name="P18"><text:span text:style-name="T29"><text:s text:c="4"/>case 2: {</text:span></text:p>
      <text:p text:style-name="P14"/>
      <text:p text:style-name="P18"><text:span text:style-name="T29"><text:s text:c="8"/>ifstream infile("test1.txt");</text:span></text:p>
      <text:p text:style-name="P18"><text:span text:style-name="T29"><text:s text:c="8"/>if(!infile) {</text:span></text:p>
      <text:p text:style-name="P18"><text:span text:style-name="T29"><text:s text:c="12"/>cout&lt;&lt; "Входной файл не открыт!"&lt;&lt;endl;</text:span></text:p>
      <text:p text:style-name="P18"><text:span text:style-name="T29"><text:s text:c="12"/>break;</text:span></text:p>
      <text:p text:style-name="P18"><text:span text:style-name="T29"><text:s text:c="8"/>}</text:span></text:p>
      <text:p text:style-name="P14"/>
      <text:p text:style-name="P18"><text:span text:style-name="T29"><text:s text:c="8"/>br = Bracket(infile, ch);</text:span></text:p>
      <text:p text:style-name="P18"><text:span text:style-name="T29"><text:s text:c="8"/>if (br &amp;&amp; !infile&gt;&gt;ch) cout&lt;&lt;"\nЭто скобки!"&lt;&lt;endl;</text:span></text:p>
      <text:p text:style-name="P18"><text:span text:style-name="T29"><text:s text:c="8"/>else cout&lt;&lt;"\nЭто НЕ скобки!"&lt;&lt;endl;</text:span></text:p>
      <text:p text:style-name="P14"/>
      <text:p text:style-name="P18"><text:span text:style-name="T29"><text:s text:c="8"/>infile.close();</text:span></text:p>
      <text:p text:style-name="P18"><text:span text:style-name="T29"><text:s text:c="8"/>return 0;</text:span></text:p>
      <text:p text:style-name="P18"><text:soft-page-break/><text:span text:style-name="T29"><text:s text:c="4"/>}</text:span></text:p>
      <text:p text:style-name="P18"><text:span text:style-name="T29"><text:s text:c="4"/>}</text:span></text:p>
      <text:p text:style-name="P18"><text:span text:style-name="T29">}</text:span></text:p>
      <text:p text:style-name="P14"/>
      <text:p text:style-name="P18"><text:span text:style-name="T29">bool Bracket(ifstream &amp;infile, char ch) {</text:span></text:p>
      <text:p text:style-name="P14"/>
      <text:p text:style-name="P18"><text:span text:style-name="T29">// скобки::= квадратные | круглые</text:span></text:p>
      <text:p text:style-name="P14"/>
      <text:p text:style-name="P18"><text:span text:style-name="T29"><text:s text:c="4"/>int err = 0, err1;</text:span></text:p>
      <text:p text:style-name="P14"/>
      <text:p text:style-name="P18"><text:span text:style-name="T29"><text:s text:c="4"/>infile&gt;&gt;ch;</text:span></text:p>
      <text:p text:style-name="P14"/>
      <text:p text:style-name="P18"><text:span text:style-name="T29"><text:s text:c="4"/>if (!infile&gt;&gt;ch) {</text:span></text:p>
      <text:p text:style-name="P18"><text:span text:style-name="T29"><text:s text:c="8"/>Error(err);</text:span></text:p>
      <text:p text:style-name="P18"><text:span text:style-name="T29"><text:s text:c="8"/>return false;</text:span></text:p>
      <text:p text:style-name="P18"><text:span text:style-name="T29"><text:s text:c="4"/>}</text:span></text:p>
      <text:p text:style-name="P14"/>
      <text:p text:style-name="P18"><text:span text:style-name="T29"><text:s text:c="4"/>if (Square(infile, ch, err)) return true;</text:span></text:p>
      <text:p text:style-name="P18"><text:span text:style-name="T29"><text:s text:c="4"/>else { // это не квадратные скобки</text:span></text:p>
      <text:p text:style-name="P18"><text:span text:style-name="T29"><text:s text:c="8"/>err1 = err; // в err1 записана ошибка из Square</text:span></text:p>
      <text:p text:style-name="P14"/>
      <text:p text:style-name="P18"><text:span text:style-name="T29"><text:s text:c="8"/>if (Round(infile, ch, err)) return true;</text:span></text:p>
      <text:p text:style-name="P18"><text:span text:style-name="T29"><text:s text:c="8"/>else {</text:span></text:p>
      <text:p text:style-name="P18"><text:span text:style-name="T29"><text:s text:c="12"/>Error(err); <text:s text:c="3"/>// ошибка в круглых скобках</text:span></text:p>
      <text:p text:style-name="P18"><text:span text:style-name="T29"><text:s text:c="12"/>return false;</text:span></text:p>
      <text:p text:style-name="P18"><text:span text:style-name="T29"><text:s text:c="8"/>}</text:span></text:p>
      <text:p text:style-name="P18"><text:span text:style-name="T29"><text:s text:c="8"/>Error(err1);</text:span></text:p>
      <text:p text:style-name="P18"><text:span text:style-name="T29"><text:s text:c="8"/>return false; // ошибка в квадратных скобках</text:span></text:p>
      <text:p text:style-name="P18"><text:span text:style-name="T29"><text:s text:c="4"/>}</text:span></text:p>
      <text:p text:style-name="P18"><text:span text:style-name="T29">}</text:span></text:p>
      <text:p text:style-name="P14"/>
      <text:p text:style-name="P18"><text:span text:style-name="T29">bool Square(ifstream &amp;infile, char ch, int &amp;err) {</text:span></text:p>
      <text:p text:style-name="P14"/>
      <text:p text:style-name="P18"><text:span text:style-name="T29">// квадратные::=[[кваратные](круглые)] | B</text:span></text:p>
      <text:p text:style-name="P18"><text:span text:style-name="T29">// ch - текущий символ входной строки</text:span></text:p>
      <text:p text:style-name="P14"/>
      <text:p text:style-name="P18"><text:span text:style-name="T29"><text:s text:c="4"/>if (ch == 'B') {</text:span></text:p>
      <text:p text:style-name="P18"><text:span text:style-name="T29"><text:s text:c="8"/>cout&lt;&lt;ch;</text:span></text:p>
      <text:p text:style-name="P18"><text:span text:style-name="T29"><text:s text:c="8"/>return true;</text:span></text:p>
      <text:p text:style-name="P18"><text:span text:style-name="T29"><text:s text:c="4"/>}</text:span></text:p>
      <text:p text:style-name="P14"/>
      <text:p text:style-name="P18"><text:span text:style-name="T29"><text:s text:c="4"/>if (ch != '[') {</text:span></text:p>
      <text:p text:style-name="P18"><text:span text:style-name="T29"><text:s text:c="8"/>err = 6;</text:span></text:p>
      <text:p text:style-name="P18"><text:span text:style-name="T29"><text:s text:c="8"/>return false;</text:span></text:p>
      <text:p text:style-name="P18"><text:span text:style-name="T29"><text:s text:c="4"/>}</text:span></text:p>
      <text:p text:style-name="P14"/>
      <text:p text:style-name="P18"><text:span text:style-name="T29"><text:s text:c="4"/>cout&lt;&lt;ch;</text:span></text:p>
      <text:p text:style-name="P18"><text:span text:style-name="T29"><text:s text:c="4"/>infile&gt;&gt;ch;</text:span></text:p>
      <text:p text:style-name="P14"/>
      <text:p text:style-name="P18"><text:span text:style-name="T29"><text:s text:c="4"/>if (ch != '[') {</text:span></text:p>
      <text:p text:style-name="P18"><text:span text:style-name="T29"><text:s text:c="8"/>err = 1;</text:span></text:p>
      <text:p text:style-name="P18"><text:span text:style-name="T29"><text:s text:c="8"/>return false;</text:span></text:p>
      <text:p text:style-name="P18"><text:span text:style-name="T29"><text:s text:c="4"/>}</text:span></text:p>
      <text:p text:style-name="P14"/>
      <text:p text:style-name="P18"><text:span text:style-name="T29"><text:s text:c="4"/>cout&lt;&lt;ch;</text:span></text:p>
      <text:p text:style-name="P18"><text:span text:style-name="T29"><text:s text:c="4"/>infile&gt;&gt;ch;</text:span></text:p>
      <text:p text:style-name="P14"/>
      <text:p text:style-name="P18"><text:span text:style-name="T29"><text:s text:c="4"/>if (!Square(infile, ch, err)) return false;</text:span></text:p>
      <text:p text:style-name="P14"/>
      <text:p text:style-name="P18"><text:span text:style-name="T29"><text:s text:c="4"/>infile&gt;&gt;ch;</text:span></text:p>
      <text:p text:style-name="P14"/>
      <text:p text:style-name="P18"><text:span text:style-name="T29"><text:s text:c="4"/>if (ch != ']') {</text:span></text:p>
      <text:p text:style-name="P18"><text:span text:style-name="T29"><text:s text:c="8"/>err = 2;</text:span></text:p>
      <text:p text:style-name="P18"><text:span text:style-name="T29"><text:s text:c="8"/>return false;</text:span></text:p>
      <text:p text:style-name="P18"><text:span text:style-name="T29"><text:s text:c="4"/>}</text:span></text:p>
      <text:p text:style-name="P14"/>
      <text:p text:style-name="P18"><text:span text:style-name="T29"><text:s text:c="4"/>cout&lt;&lt;ch;</text:span></text:p>
      <text:p text:style-name="P18"><text:span text:style-name="T29"><text:s text:c="4"/>infile&gt;&gt;ch;</text:span></text:p>
      <text:p text:style-name="P14"/>
      <text:p text:style-name="P18"><text:span text:style-name="T29"><text:s text:c="4"/>if (ch != '(') {</text:span></text:p>
      <text:p text:style-name="P18"><text:span text:style-name="T29"><text:s text:c="8"/>err = 3;</text:span></text:p>
      <text:p text:style-name="P18"><text:span text:style-name="T29"><text:s text:c="8"/>return false;</text:span></text:p>
      <text:p text:style-name="P18"><text:span text:style-name="T29"><text:s text:c="4"/>}</text:span></text:p>
      <text:p text:style-name="P14"/>
      <text:p text:style-name="P18"><text:span text:style-name="T29"><text:s text:c="4"/>cout&lt;&lt;ch;</text:span></text:p>
      <text:p text:style-name="P18"><text:span text:style-name="T29"><text:s text:c="4"/>infile&gt;&gt;ch;</text:span></text:p>
      <text:p text:style-name="P14"/>
      <text:p text:style-name="P18"><text:span text:style-name="T29"><text:s text:c="4"/>if (!Round(infile, ch, err)) return false;</text:span></text:p>
      <text:p text:style-name="P14"><text:soft-page-break/></text:p>
      <text:p text:style-name="P18"><text:span text:style-name="T29"><text:s text:c="4"/>infile&gt;&gt;ch;</text:span></text:p>
      <text:p text:style-name="P14"/>
      <text:p text:style-name="P18"><text:span text:style-name="T29"><text:s text:c="4"/>if (ch != ')') {</text:span></text:p>
      <text:p text:style-name="P18"><text:span text:style-name="T29"><text:s text:c="8"/>err = 4;</text:span></text:p>
      <text:p text:style-name="P18"><text:span text:style-name="T29"><text:s text:c="8"/>return false;</text:span></text:p>
      <text:p text:style-name="P18"><text:span text:style-name="T29"><text:s text:c="4"/>}</text:span></text:p>
      <text:p text:style-name="P14"/>
      <text:p text:style-name="P18"><text:span text:style-name="T29"><text:s text:c="4"/>cout&lt;&lt;ch;</text:span></text:p>
      <text:p text:style-name="P18"><text:span text:style-name="T29"><text:s text:c="4"/>infile&gt;&gt;ch;</text:span></text:p>
      <text:p text:style-name="P14"/>
      <text:p text:style-name="P18"><text:span text:style-name="T29"><text:s text:c="4"/>if (ch != ']') {</text:span></text:p>
      <text:p text:style-name="P18"><text:span text:style-name="T29"><text:s text:c="8"/>err = 2;</text:span></text:p>
      <text:p text:style-name="P18"><text:span text:style-name="T29"><text:s text:c="8"/>return false;</text:span></text:p>
      <text:p text:style-name="P18"><text:span text:style-name="T29"><text:s text:c="4"/>}</text:span></text:p>
      <text:p text:style-name="P14"/>
      <text:p text:style-name="P18"><text:span text:style-name="T29"><text:s text:c="4"/>cout&lt;&lt;ch;</text:span></text:p>
      <text:p text:style-name="P18"><text:span text:style-name="T29"><text:s text:c="4"/>return true;</text:span></text:p>
      <text:p text:style-name="P18"><text:span text:style-name="T29">}</text:span></text:p>
      <text:p text:style-name="P14"/>
      <text:p text:style-name="P18"><text:span text:style-name="T29">bool Round(ifstream &amp;infile, char ch, int &amp;err) {</text:span></text:p>
      <text:p text:style-name="P14"/>
      <text:p text:style-name="P18"><text:span text:style-name="T29">// круглые::=((круглые)[квадратные]) | A</text:span></text:p>
      <text:p text:style-name="P18"><text:span text:style-name="T29">// ch - текущий символ входной строки</text:span></text:p>
      <text:p text:style-name="P14"/>
      <text:p text:style-name="P18"><text:span text:style-name="T29"><text:s text:c="4"/>if (ch == 'A') {</text:span></text:p>
      <text:p text:style-name="P18"><text:span text:style-name="T29"><text:s text:c="8"/>cout&lt;&lt;ch;</text:span></text:p>
      <text:p text:style-name="P18"><text:span text:style-name="T29"><text:s text:c="8"/>return true;</text:span></text:p>
      <text:p text:style-name="P18"><text:span text:style-name="T29"><text:s text:c="4"/>}</text:span></text:p>
      <text:p text:style-name="P14"/>
      <text:p text:style-name="P18"><text:span text:style-name="T29"><text:s text:c="4"/>if (ch != '(') {</text:span></text:p>
      <text:p text:style-name="P18"><text:span text:style-name="T29"><text:s text:c="8"/>err = 7;</text:span></text:p>
      <text:p text:style-name="P18"><text:span text:style-name="T29"><text:s text:c="8"/>return false;</text:span></text:p>
      <text:p text:style-name="P18"><text:span text:style-name="T29"><text:s text:c="4"/>}</text:span></text:p>
      <text:p text:style-name="P14"/>
      <text:p text:style-name="P18"><text:span text:style-name="T29"><text:s text:c="4"/>cout&lt;&lt;ch;</text:span></text:p>
      <text:p text:style-name="P18"><text:span text:style-name="T29"><text:s text:c="4"/>infile&gt;&gt;ch;</text:span></text:p>
      <text:p text:style-name="P14"/>
      <text:p text:style-name="P18"><text:span text:style-name="T29"><text:s text:c="4"/>if (ch != '(') {</text:span></text:p>
      <text:p text:style-name="P18"><text:span text:style-name="T29"><text:s text:c="8"/>err = 3;</text:span></text:p>
      <text:p text:style-name="P18"><text:span text:style-name="T29"><text:s text:c="8"/>return false;</text:span></text:p>
      <text:p text:style-name="P18"><text:span text:style-name="T29"><text:s text:c="4"/>}</text:span></text:p>
      <text:p text:style-name="P14"/>
      <text:p text:style-name="P18"><text:span text:style-name="T29"><text:s text:c="4"/>cout&lt;&lt;ch;</text:span></text:p>
      <text:p text:style-name="P18"><text:span text:style-name="T29"><text:s text:c="4"/>infile&gt;&gt;ch;</text:span></text:p>
      <text:p text:style-name="P14"/>
      <text:p text:style-name="P18"><text:span text:style-name="T29"><text:s text:c="4"/>if (!Round(infile, ch, err)) return false;</text:span></text:p>
      <text:p text:style-name="P14"/>
      <text:p text:style-name="P18"><text:span text:style-name="T29"><text:s text:c="4"/>infile&gt;&gt;ch;</text:span></text:p>
      <text:p text:style-name="P14"/>
      <text:p text:style-name="P18"><text:span text:style-name="T29"><text:s text:c="4"/>if (ch != ')') {</text:span></text:p>
      <text:p text:style-name="P18"><text:span text:style-name="T29"><text:s text:c="8"/>err = 4;</text:span></text:p>
      <text:p text:style-name="P18"><text:span text:style-name="T29"><text:s text:c="8"/>return false;</text:span></text:p>
      <text:p text:style-name="P18"><text:span text:style-name="T29"><text:s text:c="4"/>}</text:span></text:p>
      <text:p text:style-name="P14"/>
      <text:p text:style-name="P18"><text:span text:style-name="T29"><text:s text:c="4"/>cout&lt;&lt;ch;</text:span></text:p>
      <text:p text:style-name="P18"><text:span text:style-name="T29"><text:s text:c="4"/>infile&gt;&gt;ch;</text:span></text:p>
      <text:p text:style-name="P14"/>
      <text:p text:style-name="P18"><text:span text:style-name="T29"><text:s text:c="4"/>if (ch != '[') {</text:span></text:p>
      <text:p text:style-name="P18"><text:span text:style-name="T29"><text:s text:c="8"/>err = 1;</text:span></text:p>
      <text:p text:style-name="P18"><text:span text:style-name="T29"><text:s text:c="8"/>return false;</text:span></text:p>
      <text:p text:style-name="P18"><text:span text:style-name="T29"><text:s text:c="4"/>}</text:span></text:p>
      <text:p text:style-name="P14"/>
      <text:p text:style-name="P18"><text:span text:style-name="T29"><text:s text:c="4"/>cout&lt;&lt;ch;</text:span></text:p>
      <text:p text:style-name="P18"><text:span text:style-name="T29"><text:s text:c="4"/>infile&gt;&gt;ch;</text:span></text:p>
      <text:p text:style-name="P14"/>
      <text:p text:style-name="P18"><text:span text:style-name="T29"><text:s text:c="4"/>if (!Square(infile, ch, err)) return false;</text:span></text:p>
      <text:p text:style-name="P14"/>
      <text:p text:style-name="P18"><text:span text:style-name="T29"><text:s text:c="4"/>infile&gt;&gt;ch;</text:span></text:p>
      <text:p text:style-name="P14"/>
      <text:p text:style-name="P18"><text:span text:style-name="T29"><text:s text:c="4"/>if (ch != ']') {</text:span></text:p>
      <text:p text:style-name="P18"><text:span text:style-name="T29"><text:s text:c="8"/>err = 2;</text:span></text:p>
      <text:p text:style-name="P18"><text:span text:style-name="T29"><text:s text:c="8"/>return false;</text:span></text:p>
      <text:p text:style-name="P18"><text:span text:style-name="T29"><text:s text:c="4"/>}</text:span></text:p>
      <text:p text:style-name="P14"/>
      <text:p text:style-name="P18"><text:span text:style-name="T29"><text:s text:c="4"/>cout&lt;&lt;ch;</text:span></text:p>
      <text:p text:style-name="P18"><text:span text:style-name="T29"><text:s text:c="4"/>infile&gt;&gt;ch;</text:span></text:p>
      <text:p text:style-name="P14"/>
      <text:p text:style-name="P18"><text:soft-page-break/><text:span text:style-name="T29"><text:s text:c="4"/>if (ch != ')') {</text:span></text:p>
      <text:p text:style-name="P18"><text:span text:style-name="T29"><text:s text:c="8"/>err = 4;</text:span></text:p>
      <text:p text:style-name="P18"><text:span text:style-name="T29"><text:s text:c="8"/>return false;</text:span></text:p>
      <text:p text:style-name="P18"><text:span text:style-name="T29"><text:s text:c="4"/>}</text:span></text:p>
      <text:p text:style-name="P14"/>
      <text:p text:style-name="P18"><text:span text:style-name="T29"><text:s text:c="4"/>cout&lt;&lt;ch;</text:span></text:p>
      <text:p text:style-name="P18"><text:span text:style-name="T29"><text:s text:c="4"/>return true;</text:span></text:p>
      <text:p text:style-name="P18"><text:span text:style-name="T29">}</text:span></text:p>
      <text:p text:style-name="P14"/>
      <text:p text:style-name="P18"><text:span text:style-name="T29">void Error(short k) {</text:span></text:p>
      <text:p text:style-name="P14"/>
      <text:p text:style-name="P18"><text:span text:style-name="T29"><text:s text:c="4"/>cout&lt;&lt; endl &lt;&lt;"\nОшибка №"&lt;&lt; k &lt;&lt; ": ";</text:span></text:p>
      <text:p text:style-name="P14"/>
      <text:p text:style-name="P18"><text:span text:style-name="T29"><text:s text:c="4"/>switch(k) {</text:span></text:p>
      <text:p text:style-name="P18"><text:span text:style-name="T29"><text:s text:c="4"/>case 0:</text:span></text:p>
      <text:p text:style-name="P18"><text:span text:style-name="T29"><text:s text:c="8"/>cout&lt;&lt;"Пустая входная строка.";</text:span></text:p>
      <text:p text:style-name="P18"><text:span text:style-name="T29"><text:s text:c="8"/>break;</text:span></text:p>
      <text:p text:style-name="P18"><text:span text:style-name="T29"><text:s text:c="4"/>case 1:</text:span></text:p>
      <text:p text:style-name="P18"><text:span text:style-name="T29"><text:s text:c="8"/>cout&lt;&lt;"Не хватает '['.";</text:span></text:p>
      <text:p text:style-name="P18"><text:span text:style-name="T29"><text:s text:c="8"/>break;</text:span></text:p>
      <text:p text:style-name="P18"><text:span text:style-name="T29"><text:s text:c="4"/>case 2:</text:span></text:p>
      <text:p text:style-name="P18"><text:span text:style-name="T29"><text:s text:c="8"/>cout&lt;&lt;"Не хватает ']'.";</text:span></text:p>
      <text:p text:style-name="P18"><text:span text:style-name="T29"><text:s text:c="8"/>break;</text:span></text:p>
      <text:p text:style-name="P18"><text:span text:style-name="T29"><text:s text:c="4"/>case 3:</text:span></text:p>
      <text:p text:style-name="P18"><text:span text:style-name="T29"><text:s text:c="8"/>cout&lt;&lt;"Не хватает '('.";</text:span></text:p>
      <text:p text:style-name="P18"><text:span text:style-name="T29"><text:s text:c="8"/>break;</text:span></text:p>
      <text:p text:style-name="P18"><text:span text:style-name="T29"><text:s text:c="4"/>case 4:</text:span></text:p>
      <text:p text:style-name="P18"><text:span text:style-name="T29"><text:s text:c="8"/>cout&lt;&lt;"Не хватает ')'.";</text:span></text:p>
      <text:p text:style-name="P18"><text:span text:style-name="T29"><text:s text:c="8"/>break;</text:span></text:p>
      <text:p text:style-name="P18"><text:span text:style-name="T29"><text:s text:c="4"/>case 5:</text:span></text:p>
      <text:p text:style-name="P18"><text:span text:style-name="T29"><text:s text:c="8"/>cout&lt;&lt;"Неправильная последвательность!";</text:span></text:p>
      <text:p text:style-name="P18"><text:span text:style-name="T29"><text:s text:c="8"/>break;</text:span></text:p>
      <text:p text:style-name="P18"><text:span text:style-name="T29"><text:s text:c="4"/>case 6:</text:span></text:p>
      <text:p text:style-name="P18"><text:span text:style-name="T29"><text:s text:c="8"/>cout&lt;&lt;"Не хватает '[' или 'B'.";</text:span></text:p>
      <text:p text:style-name="P18"><text:span text:style-name="T29"><text:s text:c="8"/>break;</text:span></text:p>
      <text:p text:style-name="P18"><text:span text:style-name="T29"><text:s text:c="4"/>case 7:</text:span></text:p>
      <text:p text:style-name="P18"><text:span text:style-name="T29"><text:s text:c="8"/>cout&lt;&lt;"Не хватает '(' или 'A'.";</text:span></text:p>
      <text:p text:style-name="P18"><text:span text:style-name="T29"><text:s text:c="8"/>break;</text:span></text:p>
      <text:p text:style-name="P18"><text:span text:style-name="T29"><text:s text:c="4"/>}</text:span></text:p>
      <text:p text:style-name="P18"><text:span text:style-name="T29"><text:s text:c="4"/>return;</text:span></text:p>
      <text:p text:style-name="P18"><text:span text:style-name="T29">}</text:span></text:p>
      <text:h text:style-name="P25" text:outline-level="3"><text:bookmark text:name="_Toc525609357"/><text:span text:style-name="T24">ПРИЛОЖЕНИЕ Б</text:span></text:h>
      <text:p text:style-name="P12"><text:span text:style-name="T4">ТЕСТИРОВАНИЕ ПРОГРАММЫ</text:span>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6"><text:span text:style-name="T4">Входные данные</text:span></text:p>
          </table:table-cell>
          <table:table-cell table:style-name="Таблица2.A1" office:value-type="string">
            <text:p text:style-name="P16"><text:span text:style-name="T4">Выходные данные</text:span></text:p>
          </table:table-cell>
        </table:table-row>
        <table:table-row table:style-name="Таблица2.1">
          <table:table-cell table:style-name="Таблица2.A1" office:value-type="string">
            <text:p text:style-name="P16"><text:span text:style-name="T14">1</text:span></text:p>
            <text:p text:style-name="P16"><text:span text:style-name="T14">A</text:span></text:p>
          </table:table-cell>
          <table:table-cell table:style-name="Таблица2.A1" office:value-type="string">
            <text:p text:style-name="P16"><text:span text:style-name="T14">A</text:span></text:p>
            <text:p text:style-name="P16"><text:span text:style-name="T7">Это скобки!</text:span></text:p>
          </table:table-cell>
        </table:table-row>
        <table:table-row table:style-name="Таблица2.1">
          <table:table-cell table:style-name="Таблица2.A1" office:value-type="string">
            <text:p text:style-name="P16"><text:span text:style-name="T14">1</text:span></text:p>
            <text:p text:style-name="P16"><text:span text:style-name="T14">B</text:span></text:p>
          </table:table-cell>
          <table:table-cell table:style-name="Таблица2.A1" office:value-type="string">
            <text:p text:style-name="P16"><text:span text:style-name="T14">B</text:span></text:p>
            <text:p text:style-name="P16"><text:span text:style-name="T7">Это скобки!</text:span></text:p>
          </table:table-cell>
        </table:table-row>
        <table:table-row table:style-name="Таблица2.1">
          <table:table-cell table:style-name="Таблица2.A1" office:value-type="string">
            <text:p text:style-name="P16"><text:span text:style-name="T14">1</text:span></text:p>
            <text:p text:style-name="P16"><text:span text:style-name="T14">((A)[B])</text:span></text:p>
          </table:table-cell>
          <table:table-cell table:style-name="Таблица2.A1" office:value-type="string">
            <text:p text:style-name="P16"><text:span text:style-name="T14">((A)[B])</text:span></text:p>
            <text:p text:style-name="P16"><text:span text:style-name="T14">Это скобки!</text:span></text:p>
          </table:table-cell>
        </table:table-row>
        <table:table-row table:style-name="Таблица2.1">
          <table:table-cell table:style-name="Таблица2.A1" office:value-type="string">
            <text:p text:style-name="P16"><text:span text:style-name="T14">[[B](A)]</text:span></text:p>
          </table:table-cell>
          <table:table-cell table:style-name="Таблица2.A1" office:value-type="string">
            <text:p text:style-name="P16"><text:span text:style-name="T14">[[B](A)]</text:span></text:p>
            <text:p text:style-name="P16"><text:span text:style-name="T14">Это скобки!</text:span></text:p>
          </table:table-cell>
        </table:table-row>
        <table:table-row table:style-name="Таблица2.1">
          <table:table-cell table:style-name="Таблица2.A1" office:value-type="string">
            <text:p text:style-name="P16"><text:span text:style-name="T14">((A)[[[B](A)]])</text:span></text:p>
          </table:table-cell>
          <table:table-cell table:style-name="Таблица2.A1" office:value-type="string">
            <text:p text:style-name="P16"><text:span text:style-name="T14">((A)[[[B](A)]])</text:span></text:p>
            <text:p text:style-name="P16"><text:span text:style-name="T14">Это скобки!</text:span></text:p>
          </table:table-cell>
        </table:table-row>
        <table:table-row table:style-name="Таблица2.1">
          <table:table-cell table:style-name="Таблица2.A1" office:value-type="string">
            <text:p text:style-name="P16"><text:span text:style-name="T15">2</text:span></text:p>
            <text:p text:style-name="P16"><text:span text:style-name="T15">В файле: ((((((((((((((((0)))))</text:span></text:p>
          </table:table-cell>
          <table:table-cell table:style-name="Таблица2.A1" office:value-type="string">
            <text:p text:style-name="P16"><text:span text:style-name="T8">((((((((((((((((</text:span></text:p>
            <text:p text:style-name="P7"/>
            <text:p text:style-name="P16"><text:span text:style-name="T8">Ошибка №7: Не хватает '(' или 'A'.</text:span></text:p>
            <text:p text:style-name="P16"><text:span text:style-name="T8">Это НЕ скобки!</text:span></text:p>
          </table:table-cell>
        </table:table-row>
        <table:table-row table:style-name="Таблица2.1">
          <table:table-cell table:style-name="Таблица2.A1" office:value-type="string">
            <text:p text:style-name="P16"><text:span text:style-name="T15">1</text:span></text:p>
            <text:p text:style-name="P16"><text:span text:style-name="T15">((A))))</text:span></text:p>
          </table:table-cell>
          <table:table-cell table:style-name="Таблица2.A1" office:value-type="string">
            <text:p text:style-name="P16"><text:span text:style-name="T15">((A)</text:span></text:p>
            <text:p text:style-name="P17"/>
            <text:p text:style-name="P16"><text:span text:style-name="T15">Ошибка №1: Не хватает '['.</text:span></text:p>
            <text:p text:style-name="P16"><text:span text:style-name="T15">Это НЕ скобки!</text:span></text:p>
          </table:table-cell>
        </table:table-row>
        <table:table-row table:style-name="Таблица2.1">
          <table:table-cell table:style-name="Таблица2.A9" office:value-type="string">
            <text:p text:style-name="P16"><text:span text:style-name="T8">1</text:span></text:p>
            <text:p text:style-name="P16"><text:span text:style-name="T8">[[B](A_]</text:span></text:p>
          </table:table-cell>
          <table:table-cell table:style-name="Таблица2.A9" office:value-type="string">
            <text:p text:style-name="P16"><text:span text:style-name="T8">[[B](A</text:span></text:p>
            <text:p text:style-name="P7"/>
            <text:p text:style-name="P16"><text:span text:style-name="T8">Ошибка №7: Не хватает '(' или 'A'.</text:span></text:p>
            <text:p text:style-name="P16"><text:span text:style-name="T8">Это НЕ скобки!</text:span></text:p>
          </table:table-cell>
        </table:table-row>
        <table:table-row table:style-name="Таблица2.1">
          <table:table-cell table:style-name="Таблица2.A9" office:value-type="string">
            <text:p text:style-name="P16"><text:span text:style-name="T8">2</text:span></text:p>
            <text:p text:style-name="P16"><text:span text:style-name="T8">В файле: [[[[B]](((A)[B]))]](A)]</text:span></text:p>
          </table:table-cell>
          <table:table-cell table:style-name="Таблица2.A9" office:value-type="string">
            <text:p text:style-name="P16"><text:span text:style-name="T8">[[[[B]</text:span></text:p>
            <text:p text:style-name="P7"/>
            <text:p text:style-name="P16"><text:span text:style-name="T8">Ошибка №7: Не хватает '(' или 'A'.</text:span></text:p>
            <text:p text:style-name="P16"><text:span text:style-name="T8">Это НЕ скобки!</text:span></text:p>
          </table:table-cell>
        </table:table-row>
        <table:table-row table:style-name="Таблица2.1">
          <table:table-cell table:style-name="Таблица2.A9" office:value-type="string">
            <text:p text:style-name="P8">1</text:p>
            <text:p text:style-name="P8">((((A))[B]))[B])</text:p>
          </table:table-cell>
          <table:table-cell table:style-name="Таблица2.A9" office:value-type="string">
            <text:p text:style-name="P8">((((A)</text:p>
            <text:p text:style-name="P8"/>
            <text:p text:style-name="P8">Ошибка №1: Не хватает '['.</text:p>
            <text:p text:style-name="P8">Это НЕ скобки!</text:p>
          </table:table-cell>
        </table:table-row>
        <table:table-row table:style-name="Таблица2.1">
          <table:table-cell table:style-name="Таблица2.A9" office:value-type="string">
            <text:p text:style-name="P9">2</text:p>
            <text:p text:style-name="P9">В файле ((((A)[[[B](A)]]))[[[B](A)]])</text:p>
            <text:p text:style-name="P9"/>
          </table:table-cell>
          <table:table-cell table:style-name="Таблица2.A9" office:value-type="string">
            <text:p text:style-name="P9">((((A)[[[B](A)]]))[[[B](A)]])</text:p>
            <text:p text:style-name="P9">Это скобки!</text:p>
          </table:table-cell>
        </table:table-row>
        <table:table-row table:style-name="Таблица2.1">
          <table:table-cell table:style-name="Таблица2.A9" office:value-type="string">
            <text:p text:style-name="P9">2</text:p>
            <text:p text:style-name="P9">В файле ((((A)[[[B](A)]]))[[[B]chgjb</text:p>
          </table:table-cell>
          <table:table-cell table:style-name="Таблица2.A9" office:value-type="string">
            <text:p text:style-name="P9">((((A)[[[B](A)]]))[[[B](A)]])</text:p>
            <text:p text:style-name="P9">Это НЕ скобки!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fo:color="#00000a" style:font-name="Arial" fo:font-family="Arial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font-name-asian="Calibri1" style:font-family-asian="Calibri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2pt" fo:letter-spacing="-0.002cm" fo:language="en" fo:country="US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" fo:font-family="Helvetica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Helvetica1" style:font-family-complex="Helvetica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49cm" fo:text-align="justify" style:justify-single-word="false" fo:orphans="0" fo:widows="0" style:writing-mode="lr-tb"/>
      <style:text-properties fo:color="#000000" style:font-name="Arial Unicode MS" fo:font-family="'Arial Unicode MS'" style:font-family-generic="roman" style:font-pitch="variable" fo:font-size="12pt" fo:language="ru" fo:country="RU" style:text-underline-style="none" style:font-name-asian="Times New Roman1" style:font-family-asian="'Times New Roman'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TOC_20_Heading" style:display-name="TOC Heading" style:family="paragraph" style:parent-style-name="Heading_20_1" style:default-outline-level="">
      <style:paragraph-properties fo:margin-top="0.847cm" fo:margin-bottom="0cm" loext:contextual-spacing="false" fo:line-height="115%" fo:text-align="start" style:justify-single-word="false" fo:keep-together="always"/>
      <style:text-properties fo:color="#2e74b5" style:font-name="Calibri Light" fo:font-family="'Calibri Light'" style:font-family-generic="roman" style:font-pitch="variable" fo:font-size="14pt" fo:font-style="normal" fo:font-weight="bold" style:font-name-asian="F" style:font-family-generic-asian="system" style:font-pitch-asian="variable" style:font-size-asian="14pt" style:font-style-asian="normal" style:font-weight-asian="bold" style:font-name-complex="F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normaltextrun" style:family="text" style:parent-style-name="Default_20_Paragraph_20_Font"/>
    <style:style style:name="spellingerror" style:family="text" style:parent-style-name="Default_20_Paragraph_20_Font"/>
    <style:style style:name="eop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8:08:00</meta:creation-date>
    <meta:initial-creator>SAP</meta:initial-creator>
    <dc:language>ru-RU</dc:language>
    <meta:print-date>2015-07-17T09:06:00</meta:print-date>
    <dc:date>2018-10-04T13:49:38.085282044</dc:date>
    <meta:editing-cycles>18</meta:editing-cycles>
    <dc:title>ПРОЕКТ ЛЭТИ</dc:title>
    <meta:editing-duration>PT2H22M4S</meta:editing-duration>
    <meta:generator>LibreOffice/5.1.6.2$Linux_X86_64 LibreOffice_project/10m0$Build-2</meta:generator>
    <meta:document-statistic meta:table-count="2" meta:image-count="0" meta:object-count="0" meta:page-count="9" meta:paragraph-count="301" meta:word-count="1066" meta:character-count="8097" meta:non-whitespace-character-count="6267"/>
    <meta:user-defined meta:name="AppVersion">14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